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9-07-2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9-04-26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9-01-2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8-10-3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8-07-2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8-04-13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8-03-0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7-10-2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7-07-13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7-05-23 0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7-02-08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6-10-04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6-07-12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6-04-05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6-01-07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5-10-12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5-07-14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5-04-14 0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5-01-13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4-10-17 0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4-07-15 0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4-04-08 0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4-01-07 0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3-10-15 0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3-07-1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3-04-22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3-01-08 0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2-10-02 0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2-07-17 0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2-04-23 2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2-01-11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1-10-05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1-07-07 0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1-04-05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1-01-12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0-10-13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0-07-21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0-04-21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10-01-13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9-10-05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9-07-2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9-04-21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9-01-12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8-10-07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8-07-14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8-04-14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8-01-08 0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7-10-17 0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7-07-11 0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7-04-10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7-01-24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6-10-09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6-07-1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6-04-04 0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6-01-11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5-10-11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5-07-06 0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5-04-12 0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5-01-14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4-10-05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4-07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4-04-2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4-01-1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10-2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7-14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5-06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4-15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3-25 0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2-2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1-14 0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2-12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2-10-14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2-07-15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2-04-1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2-01-15 0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1-09-17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1-07-16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1-05-10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1-03-08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1-01-1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0-11-1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0-09-13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0-06-2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0-05-10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0-03-0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2000-01-14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10-28 0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9-1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8-12 0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7-15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6-1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5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4-07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3-18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3-17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2-1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9-01-1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8-12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031121400001</text:p>
          </table:table-cell>
          <table:table-cell office:value-type="string" calcext:value-type="string">
            <text:p>198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1" meta:object-count="0"/>
    <meta:user-defined meta:name="AppVersion">3.0</meta:user-defined>
  </office:meta>
</office:document-meta>
</file>